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9bbdd" officeooo:paragraph-rsid="0009bbdd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09bbdd" officeooo:paragraph-rsid="0009bbd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9bbdd" officeooo:paragraph-rsid="0009bbdd" style:font-weight-asian="bold" style:font-weight-complex="bold"/>
    </style:style>
    <style:style style:name="P4" style:family="paragraph" style:parent-style-name="Standard">
      <style:text-properties style:font-name="Arial" fo:font-weight="bold" officeooo:rsid="0009bbdd" officeooo:paragraph-rsid="0009bbdd" style:font-weight-asian="bold" style:font-weight-complex="bold"/>
    </style:style>
    <style:style style:name="P5" style:family="paragraph" style:parent-style-name="Standard">
      <style:text-properties style:font-name="Arial" fo:font-weight="normal" officeooo:rsid="0009bbdd" officeooo:paragraph-rsid="0009bbdd" style:font-weight-asian="normal" style:font-weight-complex="normal"/>
    </style:style>
    <style:style style:name="P6" style:family="paragraph" style:parent-style-name="Standard">
      <style:text-properties style:font-name="Arial" fo:font-weight="normal" officeooo:rsid="0009bbdd" officeooo:paragraph-rsid="000f5a90" style:font-weight-asian="normal" style:font-weight-complex="normal"/>
    </style:style>
    <style:style style:name="P7" style:family="paragraph" style:parent-style-name="Standard">
      <style:text-properties style:font-name="Arial" fo:font-weight="normal" officeooo:rsid="000d8268" officeooo:paragraph-rsid="000d8268" style:font-weight-asian="normal" style:font-weight-complex="normal"/>
    </style:style>
    <style:style style:name="P8" style:family="paragraph" style:parent-style-name="Standard">
      <style:text-properties style:font-name="Arial" fo:font-weight="normal" officeooo:rsid="000d8268" officeooo:paragraph-rsid="000f5a90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0f5a90" officeooo:paragraph-rsid="000f5a90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12b13" officeooo:paragraph-rsid="00112b13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15bc3" officeooo:paragraph-rsid="00115bc3" style:font-weight-asian="normal" style:font-weight-complex="normal"/>
    </style:style>
    <style:style style:name="P12" style:family="paragraph" style:parent-style-name="Standard">
      <style:text-properties style:font-name="Arial" officeooo:rsid="0013a931" officeooo:paragraph-rsid="0013a931"/>
    </style:style>
    <style:style style:name="P13" style:family="paragraph" style:parent-style-name="Standard">
      <style:text-properties style:font-name="Arial" fo:language="en" fo:country="US" fo:font-weight="normal" officeooo:rsid="00195456" officeooo:paragraph-rsid="0012da99" style:font-weight-asian="normal" style:font-weight-complex="normal"/>
    </style:style>
    <style:style style:name="P14" style:family="paragraph" style:parent-style-name="Standard">
      <style:text-properties style:font-name="Arial" fo:language="en" fo:country="US" officeooo:rsid="002161f6" officeooo:paragraph-rsid="0012da99"/>
    </style:style>
    <style:style style:name="P15" style:family="paragraph" style:parent-style-name="Standard">
      <style:text-properties style:font-name="Arial" fo:language="en" fo:country="US" officeooo:rsid="0019dfae" officeooo:paragraph-rsid="0012da99"/>
    </style:style>
    <style:style style:name="P16" style:family="paragraph" style:parent-style-name="Standard">
      <style:text-properties style:font-name="Arial" fo:language="en" fo:country="US" officeooo:rsid="001d3f5a" officeooo:paragraph-rsid="0012da99"/>
    </style:style>
    <style:style style:name="P17" style:family="paragraph" style:parent-style-name="Standard">
      <style:text-properties style:font-name="Arial" fo:language="en" fo:country="US" officeooo:rsid="001ef995" officeooo:paragraph-rsid="0012da99"/>
    </style:style>
    <style:style style:name="P18" style:family="paragraph" style:parent-style-name="Standard">
      <style:text-properties style:font-name="Arial" fo:font-weight="bold" officeooo:rsid="001d3f5a" officeooo:paragraph-rsid="0012da99" style:font-weight-asian="bold" style:font-weight-complex="bold"/>
    </style:style>
    <style:style style:name="P19" style:family="paragraph" style:parent-style-name="Standard">
      <style:paragraph-properties fo:break-before="page"/>
      <style:text-properties style:font-name="Arial" fo:font-weight="bold" officeooo:rsid="00115bc3" officeooo:paragraph-rsid="00115bc3" style:font-weight-asian="bold" style:font-weight-complex="bold"/>
    </style:style>
    <style:style style:name="P20" style:family="paragraph">
      <loext:graphic-properties draw:fill="solid" draw:fill-color="#729fcf" draw:opacity="0%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officeooo:rsid="000d8268"/>
    </style:style>
    <style:style style:name="T3" style:family="text">
      <style:text-properties officeooo:rsid="000f5a90"/>
    </style:style>
    <style:style style:name="T4" style:family="text">
      <style:text-properties style:text-position="super 58%"/>
    </style:style>
    <style:style style:name="T5" style:family="text">
      <style:text-properties officeooo:rsid="0019febe"/>
    </style:style>
    <style:style style:name="T6" style:family="text">
      <style:text-properties officeooo:rsid="00195456"/>
    </style:style>
    <style:style style:name="T7" style:family="text">
      <style:text-properties fo:language="en" fo:country="US"/>
    </style:style>
    <style:style style:name="T8" style:family="text">
      <style:text-properties officeooo:rsid="00132d37"/>
    </style:style>
    <style:style style:name="T9" style:family="text">
      <style:text-properties fo:font-weight="bold" style:font-weight-asian="bold" style:font-weight-complex="bold"/>
    </style:style>
    <style:style style:name="gr1" style:family="graphic">
      <style:graphic-properties svg:stroke-color="#000000" draw:fill="solid" draw:fill-color="#729fcf" draw:opacity="0%" draw:textarea-horizontal-align="justify" draw:textarea-vertical-align="middle" draw:auto-grow-height="false" fo:min-height="4.0626in" fo:min-width="7.0311in" draw:shadow-opacity="0%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PSC 240 Fall 2919</text:span></text:p>
      <text:p text:style-name="P3">Assignment 3 Iteration</text:p>
      <text:p text:style-name="P1"/>
      <text:p text:style-name="P1"/>
      <text:p text:style-name="P4">Goal</text:p>
      <text:p text:style-name="P1"/>
      <text:p text:style-name="P1">We want to know to use Control-D to stop iteration. <text:s/>This is an exercise in using that universal code meaning “the end”.</text:p>
      <text:p text:style-name="P1"/>
      <text:p text:style-name="P1"/>
      <text:p text:style-name="P4">Programming requirements</text:p>
      <text:p text:style-name="P1"/>
      <text:p text:style-name="P1">Make a hybrid program that produces the following output. <text:s/>Additional details will be given later.</text:p>
      <text:p text:style-name="P1"/>
      <text:p text:style-name="P1"/>
      <text:p text:style-name="P1"/>
      <text:p text:style-name="P1"/>
      <text:p text:style-name="P12"><text:span text:style-name="T9">Sample run</text:span></text:p>
      <text:p text:style-name="P1"/>
      <text:p text:style-name="P1">Welcome to <text:span text:style-name="T2">Statistical Numbers</text:span></text:p>
      <text:p text:style-name="P1">Bought to you by Snow Bird</text:p>
      <text:p text:style-name="P4"><draw:custom-shape text:anchor-type="paragraph" draw:z-index="0" draw:name="Shape1" draw:style-name="gr1" draw:text-style-name="P20" svg:width="7.0315in" svg:height="4.063in" svg:x="-0.1209in" svg:y="0.0764in"><text:p/><draw:enhanced-geometry svg:viewBox="0 0 21600 21600" draw:type="rectangle" draw:enhanced-path="M 0 0 L 21600 0 21600 21600 0 21600 0 0 Z N"/></draw:custom-shape></text:p>
      <text:p text:style-name="P5"><text:span text:style-name="T2">W</text:span>e <text:span text:style-name="T2">will compute the mean for you using only integers.</text:span></text:p>
      <text:p text:style-name="P7">Enter a sequence of long integers separated by white space. <text:s/>After the last input press Control+D. <text:s text:c="3"/>3 <text:s text:c="3"/>-12 <text:s text:c="2"/>9 <text:s text:c="2"/>21 <text:s text:c="2"/>-4 <text:s text:c="4"/>13 <text:s text:c="2"/>&lt;cntl+D&gt;</text:p>
      <text:p text:style-name="P7"/>
      <text:p text:style-name="P7">The number of numbers entered was 6.</text:p>
      <text:p text:style-name="P7">The integer mean was 5.</text:p>
      <text:p text:style-name="P5"/>
      <text:p text:style-name="P9">Do you have more sets of integers to process (y or n)? y</text:p>
      <text:p text:style-name="P9"/>
      <text:p text:style-name="P6"><text:span text:style-name="T2">W</text:span>e <text:span text:style-name="T2">will computer the mean for you using only integers.</text:span></text:p>
      <text:p text:style-name="P8">Enter a sequence of long integers separated by white space. <text:s/>After the last input press Control+D. <text:s text:c="3"/><text:span text:style-name="T3">4 <text:s text:c="2"/>9 <text:s text:c="4"/>17</text:span> <text:s/>&lt;cntl+D&gt;</text:p>
      <text:p text:style-name="P8"/>
      <text:p text:style-name="P8">The number of numbers entered was <text:span text:style-name="T3">3</text:span>.</text:p>
      <text:p text:style-name="P8">The integer mean was <text:span text:style-name="T3">10</text:span>.</text:p>
      <text:p text:style-name="P6"/>
      <text:p text:style-name="P9">Do you have more sets of integers to process (y or n)? n</text:p>
      <text:p text:style-name="P9"/>
      <text:p text:style-name="P9">Snow Bird hopes you liked your means. <text:s/>Please come again.</text:p>
      <text:p text:style-name="P9">This software will return the last mean to the driver program. <text:s/>Bye</text:p>
      <text:p text:style-name="P11"/>
      <text:p text:style-name="P10">This is the C++ program responding. <text:s/>Here we received the number 10. <text:s/>Have a nice day.</text:p>
      <text:p text:style-name="P10">The C++ program will not return a zero to the operating system.</text:p>
      <text:p text:style-name="P9"/>
      <text:p text:style-name="P19">Other facts</text:p>
      <text:p text:style-name="P11"/>
      <text:p text:style-name="P11">The first module to execute has source code written in C++. <text:s/>The first to execute program is sometimes called the driver program.</text:p>
      <text:p text:style-name="P11"/>
      <text:p text:style-name="P11">The second module is written in X86. <text:s/>This program produces all the output inside the rectangle on the preceding page.</text:p>
      <text:p text:style-name="P11"/>
      <text:p text:style-name="P11">Obviously you change the name of the author in the example to be your own name.</text:p>
      <text:p text:style-name="P11"/>
      <text:p text:style-name="P11">Be sure to test your program with numbers greater than 4.5 billions and less than -4.5 billion. <text:s/>Those number with magnitudes greater than 4.5 B, which is to say greater than 2<text:span text:style-name="T4">32</text:span> sometimes produce mathematically wrong outputs.</text:p>
      <text:p text:style-name="P11"/>
      <text:p text:style-name="P11">Make a bash file that compiles and runs everything related to this program.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pan text:style-name="T7">When you are done</text:span></text:p>
      <text:p text:style-name="P14"/>
      <text:p text:style-name="P15">You options are the following.</text:p>
      <text:p text:style-name="P15"/>
      <text:p text:style-name="P15">1. <text:s/>You may keep your program in your computer for future use, and tell nobody about it.</text:p>
      <text:p text:style-name="P15"/>
      <text:p text:style-name="P15">2. <text:s/>You may start your program in the classroom during the lab hour, get my attention, I will go to where you are, and I’ll watch you demonstrate your program. <text:s text:c="2"/>I will tell you my opinion of the quality of your program.</text:p>
      <text:p text:style-name="P15"/>
      <text:p text:style-name="P15">3. <text:s/>You may email to me the source files of your program. <text:s/>I will test your program on an Xubuntu 19.4 machine. <text:s text:c="2"/>I will email back to you an evaluation of your program along with a numeric score.</text:p>
      <text:p text:style-name="P15"/>
      <text:p text:style-name="P15">Don’t email me broken code. <text:s/>It is better to discuss fixing code during the lab portion of the class meeting.</text:p>
      <text:p text:style-name="P16"/>
      <text:p text:style-name="P16">Email: <text:s text:c="2"/>holliday@fullerton.edu</text:p>
      <text:p text:style-name="P16"/>
      <text:p text:style-name="P16"/>
      <text:p text:style-name="P17">Due: September <text:span text:style-name="T8">23</text:span>, 2019</text:p>
      <text:p text:style-name="P17"/>
      <text:p text:style-name="P17"/>
      <text:p text:style-name="P13">If you finish by the date given above then be assured that you are <text:span text:style-name="T5">fully caught up with the progress of this cla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7:22:29.432433546</meta:creation-date>
    <dc:date>2019-09-03T18:26:12.372936129</dc:date>
    <meta:editing-duration>PT30M59S</meta:editing-duration>
    <meta:editing-cycles>8</meta:editing-cycles>
    <meta:generator>LibreOffice/6.0.7.3$Linux_X86_64 LibreOffice_project/00m0$Build-3</meta:generator>
    <meta:print-date>2019-09-03T18:19:55.270898623</meta:print-date>
    <meta:document-statistic meta:table-count="0" meta:image-count="0" meta:object-count="0" meta:page-count="2" meta:paragraph-count="38" meta:word-count="487" meta:character-count="2696" meta:non-whitespace-character-count="2197"/>
  </office:meta>
</office:document-meta>
</file>